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bold"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2.00pt" fo:font-weight="normal" fo:font-family="Calibri" style:font-family-asian="Calibri" style:font-family-complex="Calibri"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2.00pt" fo:font-weight="normal" fo:font-family="Calibri" style:font-family-asian="Calibri" style:font-family-complex="Calibri"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2.00pt" fo:font-weight="normal" fo:font-family="Calibri" style:font-family-asian="Calibri" style:font-family-complex="Calibri" fo:background-color="transparent" style:use-window-font-color="tru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bold"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2.00pt" fo:font-weight="normal" fo:font-family="Calibri" style:font-family-asian="Calibri" style:font-family-complex="Calibri"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2.00pt" fo:font-weight="normal" fo:font-family="Calibri" style:font-family-asian="Calibri" style:font-family-complex="Calibri"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1.00pt" fo:font-weight="bold"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1.00pt" fo:font-weight="bold"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1.00pt" fo:font-weight="bold" fo:font-family="Calibri" style:font-family-asian="Calibri" style:font-family-complex="Calibri" fo:background-color="transparent" fo:color="#000000"/>
    </style:style>
    <style:style style:name="T427" style:family="text">
      <style:text-properties fo:font-size="11.00pt" fo:font-weight="normal" fo:font-family="Calibri" style:font-family-asian="Calibri" style:font-family-complex="Calibri" fo:background-color="transparent" fo:color="#000000"/>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1.00pt" fo:font-weight="bold"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fo:color="#000000"/>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fo:color="#000000"/>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fo:color="#000000"/>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normal" fo:font-family="Calibri" style:font-family-asian="Calibri" style:font-family-complex="Calibri" fo:background-color="transparent" fo:color="#000000"/>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fo:color="#000000"/>
    </style:style>
    <style:style style:name="T440" style:family="text">
      <style:text-properties fo:font-size="11.00pt" fo:font-weight="normal" fo:font-family="Calibri" style:font-family-asian="Calibri" style:font-family-complex="Calibri" fo:background-color="transparent" fo:color="#000000"/>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1.00pt" fo:font-weight="bold" fo:font-family="Calibri" style:font-family-asian="Calibri" style:font-family-complex="Calibri" fo:background-color="transparent" fo:color="#000000"/>
    </style:style>
    <style:style style:name="T444" style:family="text">
      <style:text-properties fo:font-size="11.00pt" fo:font-weight="normal" fo:font-family="Calibri" style:font-family-asian="Calibri" style:font-family-complex="Calibri" fo:background-color="transparent" fo:color="#000000"/>
    </style:style>
    <style:style style:name="T44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style:style style:name="P345" style:family="paragraph">
      <style:paragraph-properties fo:line-height="115.00%" fo:text-align="center" fo:margin-bottom="10.00pt"/>
    </style:style>
    <style:style style:name="P346" style:family="paragraph">
      <style:paragraph-properties fo:line-height="115.00%" fo:text-align="left" fo:margin-bottom="10.00pt"/>
    </style:style>
    <style:style style:name="P347" style:family="paragraph">
      <style:paragraph-properties fo:line-height="115.00%" fo:text-align="center" fo:margin-bottom="10.00pt"/>
    </style:style>
    <text:list-style style:name="L348">
      <text:list-level-style-bullet text:level="1" text:bullet-char="•">
        <style:list-level-properties text:space-before="0.00pt" text:min-label-width="18.00pt"/>
        <style:text-properties fo:font-family="Symbol"/>
      </text:list-level-style-bullet>
    </text:list-style>
    <style:style style:name="P348" style:family="paragraph">
      <style:paragraph-properties fo:line-height="115.00%" fo:text-align="left" fo:margin-left="-18.00pt" fo:text-indent="18.00pt" fo:margin-bottom="10.00pt"/>
    </style:style>
    <style:style style:name="P349" style:family="paragraph">
      <style:paragraph-properties fo:line-height="115.00%" fo:text-align="left" fo:margin-bottom="10.00pt"/>
    </style:style>
    <style:style style:name="P350" style:family="paragraph">
      <style:paragraph-properties fo:line-height="115.00%" fo:text-align="center" fo:margin-bottom="10.00pt"/>
    </style:style>
    <style:style style:name="P351" style:family="paragraph">
      <style:paragraph-properties fo:line-height="115.00%" fo:text-align="left" fo:margin-bottom="10.00pt"/>
    </style:style>
    <text:list-style style:name="L352">
      <text:list-level-style-bullet text:level="1" text:bullet-char="•">
        <style:list-level-properties text:space-before="0.00pt" text:min-label-width="18.00pt"/>
        <style:text-properties fo:font-family="Symbol"/>
      </text:list-level-style-bullet>
    </text:list-style>
    <style:style style:name="P352" style:family="paragraph">
      <style:paragraph-properties fo:line-height="115.00%" fo:text-align="left" fo:margin-left="-18.00pt" fo:text-indent="18.00pt" fo:margin-bottom="10.00pt"/>
    </style:style>
    <style:style style:name="P353" style:family="paragraph">
      <style:paragraph-properties fo:line-height="115.00%" fo:text-align="left" fo:margin-bottom="10.00pt"/>
    </style:style>
    <text:list-style style:name="L354">
      <text:list-level-style-bullet text:level="1" text:bullet-char="•">
        <style:list-level-properties text:space-before="0.00pt" text:min-label-width="18.00pt"/>
        <style:text-properties fo:font-family="Symbol"/>
      </text:list-level-style-bullet>
    </text:list-style>
    <style:style style:name="P354" style:family="paragraph">
      <style:paragraph-properties fo:line-height="115.00%" fo:text-align="left" fo:margin-left="-18.00pt" fo:text-indent="18.00pt" fo:margin-bottom="10.00pt"/>
    </style:style>
    <style:style style:name="P355" style:family="paragraph">
      <style:paragraph-properties fo:line-height="115.00%" fo:text-align="left" fo:margin-bottom="10.00pt"/>
    </style:style>
    <text:list-style style:name="L356">
      <text:list-level-style-bullet text:level="1" text:bullet-char="•">
        <style:list-level-properties text:space-before="0.00pt" text:min-label-width="18.00pt"/>
        <style:text-properties fo:font-family="Symbol"/>
      </text:list-level-style-bullet>
    </text:list-style>
    <style:style style:name="P356" style:family="paragraph">
      <style:paragraph-properties fo:line-height="115.00%" fo:text-align="left" fo:margin-left="-18.00pt" fo:text-indent="18.00pt" fo:margin-bottom="10.00pt"/>
    </style:style>
    <style:style style:name="P357"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XX: Rework Items and Item Views, Rework Loot screen view + event logic</text:span></text:p>
      <text:p text:style-name="P340"><text:span text:style-name="T395">TO DO:</text:span><text:span text:style-name="T396"/></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text:span></text:p>
        </text:list-item>
        <text:list-item>
          <text:p text:style-name="P341"><text:span text:style-name="T396"><text:tab/>need to implement a visual indicator of rarity</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text:span></text:p>
        </text:list-item>
      </text:list>
      <text:p text:style-name="P342"><text:span text:style-name="T397"/></text:p>
      <text:p text:style-name="P342"><text:span text:style-name="T398">Final new Item List</text:span><text:span text:style-name="T399"/></text:p>
      <text:list text:style-name="L343">
        <text:list-item>
          <text:p text:style-name="P343"><text:span text:style-name="T400">Head</text:span><text:span text:style-name="T401"/></text:p>
        </text:list-item>
        <text:list-item>
          <text:p text:style-name="P343"><text:span text:style-name="T401">True Sight Goggles (common): True Sight DONE</text:span></text:p>
        </text:list-item>
        <text:list-item>
          <text:p text:style-name="P343"><text:span text:style-name="T401">Berserker Mask (common): Enrage +2 DONE</text:span></text:p>
        </text:list-item>
        <text:list-item>
          <text:p text:style-name="P343"><text:span text:style-name="T401">Archer Cap (common): +1 Hawk Eye DONE</text:span></text:p>
        </text:list-item>
        <text:list-item>
          <text:p text:style-name="P343"><text:span text:style-name="T401"><text:s/>Divine Hood (common): +1 Aura Size DONE NEW</text:span></text:p>
        </text:list-item>
        <text:list-item>
          <text:p text:style-name="P343"><text:span text:style-name="T401">Assassin Hood (rare): Stealth DONE</text:span></text:p>
        </text:list-item>
        <text:list-item>
          <text:p text:style-name="P343"><text:span text:style-name="T401">Scouting Cap(rare): Perfect Aim DONE NEW</text:span></text:p>
        </text:list-item>
        <text:list-item>
          <text:p text:style-name="P343"><text:span text:style-name="T401">Gladiator Helmet(rare): Virtuoso DONE NEW</text:span></text:p>
        </text:list-item>
        <text:list-item>
          <text:p text:style-name="P343"><text:span text:style-name="T401">Blood God Visage (epic): Growing +2 DONE NEW</text:span></text:p>
        </text:list-item>
        <text:list-item>
          <text:p text:style-name="P343"><text:span text:style-name="T401">Mad Hatter (epic): Faster Learn +2 DONE NEW</text:span></text:p>
        </text:list-item>
        <text:list-item>
          <text:p text:style-name="P343"><text:span text:style-name="T402">Chest</text:span><text:span text:style-name="T403"/></text:p>
        </text:list-item>
        <text:list-item>
          <text:p text:style-name="P343"><text:span text:style-name="T403">Gladiator Wraps: +2 Stength (common) DONE</text:span></text:p>
        </text:list-item>
        <text:list-item>
          <text:p text:style-name="P343"><text:span text:style-name="T403">Wizard Robes: +2 Wisdom (common) DONE</text:span></text:p>
        </text:list-item>
        <text:list-item>
          <text:p text:style-name="P343"><text:span text:style-name="T403">Thick Plate +2 Dexterity (common) DONE</text:span></text:p>
        </text:list-item>
        <text:list-item>
          <text:p text:style-name="P343"><text:span text:style-name="T403"><text:s/>Steel Plate: Unstoppable (common) DONE NEW</text:span></text:p>
        </text:list-item>
        <text:list-item>
          <text:p text:style-name="P343"><text:span text:style-name="T403">Thorned Breastplate: +4 Thorns (rare) DONE NEW</text:span></text:p>
        </text:list-item>
        <text:list-item>
          <text:p text:style-name="P343"><text:span text:style-name="T403">Blessed Bulwark: +25 all resistances (rare) DONE</text:span></text:p>
        </text:list-item>
        <text:list-item>
          <text:p text:style-name="P343"><text:span text:style-name="T403">Divine Robes: +10 Stamina and Max Energy (rare) DONE</text:span></text:p>
        </text:list-item>
        <text:list-item>
          <text:p text:style-name="P343"><text:span text:style-name="T403">Ninja Vest: +50 Crit chance (Epic) DONE</text:span></text:p>
        </text:list-item>
        <text:list-item>
          <text:p text:style-name="P343"><text:span text:style-name="T403">Ethereal Robes : On activation end, your aura effects are triggered twice (epic)</text:span></text:p>
        </text:list-item>
        <text:list-item>
          <text:p text:style-name="P343"><text:span text:style-name="T404">Legs</text:span><text:span text:style-name="T405"/></text:p>
        </text:list-item>
        <text:list-item>
          <text:p text:style-name="P343"><text:span text:style-name="T405">Comfy Slippers: +2 Initiative (common) DONE</text:span></text:p>
        </text:list-item>
        <text:list-item>
          <text:p text:style-name="P343"><text:span text:style-name="T405">Slick Shoes: Slippery (common) DONE</text:span></text:p>
        </text:list-item>
        <text:list-item>
          <text:p text:style-name="P343"><text:span text:style-name="T405">Phase Boots : Flux (common) DONE NEW</text:span></text:p>
        </text:list-item>
        <text:list-item>
          <text:p text:style-name="P343"><text:span text:style-name="T405">Weightless Walkers: +1 Mobility (common) DONE </text:span></text:p>
        </text:list-item>
        <text:list-item>
          <text:p text:style-name="P343"><text:span text:style-name="T405">Ninja Treads: Mobility 2 (rare) DONE NEW</text:span></text:p>
        </text:list-item>
        <text:list-item>
          <text:p text:style-name="P343"><text:span text:style-name="T405">Blur Boots: +40 Dodge (rare) DONE</text:span></text:p>
        </text:list-item>
        <text:list-item>
          <text:p text:style-name="P343"><text:span text:style-name="T405">Regiment Treads: +40 Parry (rare) DONE</text:span></text:p>
        </text:list-item>
        <text:list-item>
          <text:p text:style-name="P343"><text:span text:style-name="T405"><text:s/>Phantom Boots: +30 all resistances (epic) DONE NEW</text:span></text:p>
        </text:list-item>
        <text:list-item>
          <text:p text:style-name="P343"><text:span text:style-name="T406">Main Hand</text:span></text:p>
        </text:list-item>
        <text:list-item>
          <text:p text:style-name="P343"><text:span text:style-name="T406">1h melee weapon</text:span></text:p>
        </text:list-item>
        <text:list-item>
          <text:p text:style-name="P343"><text:span text:style-name="T407">Balanced Dagger (now assassin dagger) (common):<text:s text:c="2"/>BD 4,<text:s text:c="2"/>opportunist DONE</text:span></text:p>
        </text:list-item>
        <text:list-item>
          <text:p text:style-name="P343"><text:span text:style-name="T407">Steel Mace (common): BD 4, +20 Critical Chance DONE</text:span></text:p>
        </text:list-item>
        <text:list-item>
          <text:p text:style-name="P343"><text:span text:style-name="T407">Poisoned Blade (common): BD 4, poisonous DONE NEW</text:span></text:p>
        </text:list-item>
        <text:list-item>
          <text:p text:style-name="P343"><text:span text:style-name="T407">Kings Rapier (rare): BD 6. Riposte. +20 Parry Chance DONE</text:span></text:p>
        </text:list-item>
        <text:list-item>
          <text:p text:style-name="P343"><text:span text:style-name="T408">Frozen Blade (rare): Frost Damage, +3 Wisdom (BD 6) DONE NEW</text:span><text:span text:style-name="T409"/></text:p>
        </text:list-item>
        <text:list-item>
          <text:p text:style-name="P343"><text:span text:style-name="T410">Pointy Shank (rare): +20 Crit, Pierce (ignore block when attacking) (BD 6) DONE NEW</text:span><text:span text:style-name="T411"/></text:p>
        </text:list-item>
        <text:list-item>
          <text:p text:style-name="P343"><text:span text:style-name="T412">Phantom Blade (epic): Ignore all resistances when attacking (BD 9)</text:span><text:span text:style-name="T413"/></text:p>
        </text:list-item>
        <text:list-item>
          <text:p text:style-name="P343"><text:span text:style-name="T414">2h melee weapon</text:span><text:span text:style-name="T415"/></text:p>
        </text:list-item>
        <text:list-item>
          <text:p text:style-name="P343"><text:span text:style-name="T415">Divine Staff( common): BD 8, +1 Aura Size DONE</text:span></text:p>
        </text:list-item>
        <text:list-item>
          <text:p text:style-name="P343"><text:span text:style-name="T415">Mage Staff (common): BD 8, +4 Wisdom DONE</text:span></text:p>
        </text:list-item>
        <text:list-item>
          <text:p text:style-name="P343"><text:span text:style-name="T415">Gigantic Mace (Rare):<text:s/></text:span><text:span text:style-name="T416">Melee Range +1, extra damage (BD 11) DONE</text:span><text:span text:style-name="T417"/></text:p>
        </text:list-item>
        <text:list-item>
          <text:p text:style-name="P343"><text:span text:style-name="T418">Fiery War Axe (Rare): Fire damage, immolation (BD 10) DONE NEW</text:span><text:span text:style-name="T419"/></text:p>
        </text:list-item>
        <text:list-item>
          <text:p text:style-name="P343"><text:span text:style-name="T419">Electrical Rod (Epic): Air Damage BD 12, +10 Stamina and Max Energy DONE</text:span></text:p>
        </text:list-item>
        <text:list-item>
          <text:p text:style-name="P343"><text:span text:style-name="T419">Knowledge Staff (Epic): Wisdom +8 (BD 12) DONE NEW</text:span></text:p>
        </text:list-item>
        <text:list-item>
          <text:p text:style-name="P343"><text:span text:style-name="T420">2h ranged weapon</text:span><text:span text:style-name="T421"/></text:p>
        </text:list-item>
        <text:list-item>
          <text:p text:style-name="P343"><text:span text:style-name="T421">Marksman Bow (common): BD 8, Hawk Eye +1 DONE</text:span></text:p>
        </text:list-item>
        <text:list-item>
          <text:p text:style-name="P343"><text:span text:style-name="T421">Flawless Bow (common): BD 8, Your ranged attacks cannot be dodged<text:s text:c="2"/>DONE</text:span></text:p>
        </text:list-item>
        <text:list-item>
          <text:p text:style-name="P343"><text:span text:style-name="T421">Cursed Bow (rare):<text:s text:c="2"/>BD 10 , Deals Shadow Damage, Pierce DONE</text:span></text:p>
        </text:list-item>
        <text:list-item>
          <text:p text:style-name="P343"><text:span text:style-name="T421">Kings Bow (Epic): BD 12, Hawk Eye +3 DONE NEW</text:span></text:p>
        </text:list-item>
        <text:list-item>
          <text:p text:style-name="P343"><text:span text:style-name="T422">Off Hand (Shield, totem)</text:span><text:span text:style-name="T423"/></text:p>
        </text:list-item>
        <text:list-item>
          <text:p text:style-name="P343"><text:span text:style-name="T423">Spiked Shield (common): + 2 thorns DONE</text:span></text:p>
        </text:list-item>
        <text:list-item>
          <text:p text:style-name="P343"><text:span text:style-name="T423">Solid Shield (common): +4 Cautious DONE NEW</text:span></text:p>
        </text:list-item>
        <text:list-item>
          <text:p text:style-name="P343"><text:span text:style-name="T423">Charged Buckler (rare): +10<text:s text:c="2"/>Stamina and Max energy DONE</text:span></text:p>
        </text:list-item>
        <text:list-item>
          <text:p text:style-name="P343"><text:span text:style-name="T423">Impenetrable Wall (rare): +3 dexterity DONE</text:span></text:p>
        </text:list-item>
        <text:list-item>
          <text:p text:style-name="P343"><text:span text:style-name="T423">Divine Shield (Epic): Unwavering, Dexterity +2 DONE</text:span></text:p>
        </text:list-item>
      </text:list>
      <text:p text:style-name="P344"><text:span text:style-name="T423"/></text:p>
      <text:p text:style-name="P344"><text:span text:style-name="T423"/></text:p>
      <text:p text:style-name="P344"><text:span text:style-name="T423"/></text:p>
      <text:p text:style-name="P345"><text:span text:style-name="T424">Sprint XX: Rework Shop/Village event + views</text:span></text:p>
      <text:p text:style-name="P346"><text:span text:style-name="T425"/></text:p>
      <text:p text:style-name="P347"><text:span text:style-name="T425"/></text:p>
      <text:p text:style-name="P347"><text:span text:style-name="T426">Sprint XX: More world map prefabs, implement new travelling rules, update world map view</text:span></text:p>
      <text:list text:style-name="L348">
        <text:list-item>
          <text:p text:style-name="P348"><text:span text:style-name="T426">World Map</text:span></text:p>
        </text:list-item>
        <text:list-item>
          <text:p text:style-name="P348"><text:span text:style-name="T427">Implement at least 3 different world map prefabs</text:span></text:p>
        </text:list-item>
        <text:list-item>
          <text:p text:style-name="P348"><text:span text:style-name="T427">Make each world map unique and interesting</text:span></text:p>
        </text:list-item>
        <text:list-item>
          <text:p text:style-name="P348"><text:span text:style-name="T427">Travelling rules</text:span></text:p>
        </text:list-item>
        <text:list-item>
          <text:p text:style-name="P348"><text:span text:style-name="T427">Update method GetNextAvailbleEncounters()</text:span></text:p>
        </text:list-item>
        <text:list-item>
          <text:p text:style-name="P348"><text:span text:style-name="T427">if player is at position 1, they can only choose positions 1 and 2 in the next row</text:span></text:p>
        </text:list-item>
        <text:list-item>
          <text:p text:style-name="P348"><text:span text:style-name="T427">if player is at position 2, they can choose any of the 3 encounters in the next row</text:span></text:p>
        </text:list-item>
        <text:list-item>
          <text:p text:style-name="P348"><text:span text:style-name="T427">if the player is at position 3, they can only choose positions 3 and 2 in the next row</text:span></text:p>
        </text:list-item>
      </text:list>
      <text:p text:style-name="P349"><text:span text:style-name="T428"/></text:p>
      <text:p text:style-name="P349"><text:span text:style-name="T429">Sprint ??: Update team creation and character roster views</text:span></text:p>
      <text:p text:style-name="P349"><text:span text:style-name="T430"/></text:p>
      <text:p text:style-name="P349"><text:span text:style-name="T430">Sprint XX: Design/Implement new story events, update old story events, redwork story event view</text:span></text:p>
      <text:p text:style-name="P349"><text:span text:style-name="T430"/></text:p>
      <text:p text:style-name="P349"><text:span text:style-name="T430"/></text:p>
      <text:p text:style-name="P349"><text:span text:style-name="T430"/></text:p>
      <text:p text:style-name="P350"><text:span text:style-name="T431">Sprints</text:span></text:p>
      <text:p text:style-name="P351"><text:span text:style-name="T432"/></text:p>
      <text:p text:style-name="P351"><text:span text:style-name="T433">Sprint ??: Implement difficulty system</text:span></text:p>
      <text:p text:style-name="P351"><text:span text:style-name="T433">Sprint ??: Rework camp site event + views</text:span></text:p>
      <text:p text:style-name="P351"><text:span text:style-name="T433">Sprint ??: Rework States, Update kings blessing start event</text:span></text:p>
      <text:p text:style-name="P351"><text:span text:style-name="T433">Sprint ??: Rework Shop/Village event + views</text:span></text:p>
      <text:p text:style-name="P351"><text:span text:style-name="T433">Sprint ??: Update old items, implement new items</text:span></text:p>
      <text:p text:style-name="P351"><text:span text:style-name="T433">Sprint ??: Implement Act 2 logic (after killing boss, restart act 1, but increase power of enemies)</text:span></text:p>
      <text:p text:style-name="P351"><text:span text:style-name="T434"/></text:p>
      <text:p text:style-name="P351"><text:span text:style-name="T434"/></text:p>
      <text:p text:style-name="P351"><text:span text:style-name="T435">Sprint ??: Combat helper system</text:span></text:p>
      <text:p text:style-name="P351"><text:span text:style-name="T435">Sprint ??: Error helper system</text:span></text:p>
      <text:p text:style-name="P351"><text:span text:style-name="T435">Sprint ??: Rework starting presets / tweak tree abilities + passives</text:span></text:p>
      <text:p text:style-name="P351"><text:span text:style-name="T435">Sprint ??: More spell / ability VFXs / Fix old VFX spaziness from rigid body</text:span></text:p>
      <text:p text:style-name="P351"><text:span text:style-name="T435">Sprint ??: UCM / Item view updates (items change model appearance)</text:span></text:p>
      <text:p text:style-name="P351"><text:span text:style-name="T435">Sprint ??: Character preset builder screen / features</text:span></text:p>
      <text:p text:style-name="P351"><text:span text:style-name="T435">Sprint ??: Re work shop view</text:span></text:p>
      <text:p text:style-name="P351"><text:span text:style-name="T435">Sprint ??: Rework camp site view</text:span></text:p>
      <text:p text:style-name="P351"><text:span text:style-name="T435">Sprint ??: More enemies and elites</text:span></text:p>
      <text:p text:style-name="P351"><text:span text:style-name="T435">Sprint ??: Rework assassination tree and other trees + abilities</text:span></text:p>
      <text:p text:style-name="P351"><text:span text:style-name="T435">Sprint ??: Item cards display info boxes about the passives they grant</text:span></text:p>
      <text:p text:style-name="P351"><text:span text:style-name="T435">Sprint ??: Make mobile ready</text:span></text:p>
      <text:p text:style-name="P351"><text:span text:style-name="T435">Sprint ??: Player prefs / load and save game</text:span></text:p>
      <text:p text:style-name="P351"><text:span text:style-name="T435">Sprint ??: Loading screen tips.</text:span></text:p>
      <text:p text:style-name="P351"><text:span text:style-name="T436"/></text:p>
      <text:p text:style-name="P351"><text:span text:style-name="T436"/></text:p>
      <text:p text:style-name="P351"><text:span text:style-name="T437">Things that need better mouse over info logic</text:span></text:p>
      <text:list text:style-name="L352">
        <text:list-item>
          <text:p text:style-name="P352"><text:span text:style-name="T437">status icons on entities</text:span></text:p>
        </text:list-item>
        <text:list-item>
          <text:p text:style-name="P352"><text:span text:style-name="T437">item cards show info about the passives they grant</text:span></text:p>
        </text:list-item>
        <text:list-item>
          <text:p text:style-name="P352"><text:span text:style-name="T437">character roster: all stats and attributes display info on what they mean/do</text:span></text:p>
        </text:list-item>
      </text:list>
      <text:p text:style-name="P353"><text:span text:style-name="T438"/></text:p>
      <text:p text:style-name="P353"><text:span text:style-name="T438"/></text:p>
      <text:p text:style-name="P353"><text:span text:style-name="T439">To do Before giving out for play testing</text:span></text:p>
      <text:list text:style-name="L354">
        <text:list-item>
          <text:p text:style-name="P354"><text:span text:style-name="T440">TIP SYSTEM!: at least while screen loading, something simple.</text:span></text:p>
        </text:list-item>
        <text:list-item>
          <text:p text:style-name="P354"><text:span text:style-name="T440">Action queue system (prevent players from accidently breaking game by using an ability while another ability action is not yet resolved) DONE</text:span></text:p>
        </text:list-item>
        <text:list-item>
          <text:p text:style-name="P354"><text:span text:style-name="T440">Game over victory and game over defeat events confirmed to work properly DONE</text:span></text:p>
        </text:list-item>
        <text:list-item>
          <text:p text:style-name="P354"><text:span text:style-name="T440">Player Prefs / save game / load saved game feature</text:span></text:p>
        </text:list-item>
        <text:list-item>
          <text:p text:style-name="P354"><text:span text:style-name="T440">quit button on main menu closes application DONE</text:span></text:p>
        </text:list-item>
        <text:list-item>
          <text:p text:style-name="P354"><text:span text:style-name="T440">Re do status icons view system DONE</text:span></text:p>
        </text:list-item>
        <text:list-item>
          <text:p text:style-name="P354"><text:span text:style-name="T440">update ability card views / make an ability card prefab DONE</text:span></text:p>
        </text:list-item>
        <text:list-item>
          <text:p text:style-name="P354"><text:span text:style-name="T441">combat helper system integrated with defender orders (choose a target, choose a tile, etc)</text:span></text:p>
        </text:list-item>
        <text:list-item>
          <text:p text:style-name="P354"><text:span text:style-name="T441">in future, this info panel will have a cancel button for mobile, since mobile users cant right click</text:span></text:p>
        </text:list-item>
        <text:list-item>
          <text:p text:style-name="P354"><text:span text:style-name="T441">error helper system</text:span></text:p>
        </text:list-item>
        <text:list-item>
          <text:p text:style-name="P354"><text:span text:style-name="T441">combat system (“Invalid target: out of range, target has stealth etc. You don't have enough energy for that! Cant use ability: Character is silenced, etc etc)”</text:span></text:p>
        </text:list-item>
        <text:list-item>
          <text:p text:style-name="P354"><text:span text:style-name="T441">Update kings blessing event buttons views DONE</text:span></text:p>
        </text:list-item>
      </text:list>
      <text:p text:style-name="P355"><text:span text:style-name="T442"/></text:p>
      <text:p text:style-name="P355"><text:span text:style-name="T442"/></text:p>
      <text:p text:style-name="P355"><text:span text:style-name="T442"/></text:p>
      <text:p text:style-name="P355"><text:span text:style-name="T443">Views and Visuals to update (general over view)</text:span></text:p>
      <text:list text:style-name="L356">
        <text:list-item>
          <text:p text:style-name="P356"><text:span text:style-name="T444">Main menu screen</text:span></text:p>
        </text:list-item>
        <text:list-item>
          <text:p text:style-name="P356"><text:span text:style-name="T444">Team builder screen</text:span></text:p>
        </text:list-item>
        <text:list-item>
          <text:p text:style-name="P356"><text:span text:style-name="T444">World Map</text:span></text:p>
        </text:list-item>
        <text:list-item>
          <text:p text:style-name="P356"><text:span text:style-name="T444">Character Panel</text:span></text:p>
        </text:list-item>
        <text:list-item>
          <text:p text:style-name="P356"><text:span text:style-name="T444">Front Page</text:span></text:p>
        </text:list-item>
        <text:list-item>
          <text:p text:style-name="P356"><text:span text:style-name="T444">Talents Page</text:span></text:p>
        </text:list-item>
        <text:list-item>
          <text:p text:style-name="P356"><text:span text:style-name="T444">Camp site screen</text:span></text:p>
        </text:list-item>
        <text:list-item>
          <text:p text:style-name="P356"><text:span text:style-name="T444">Shop screen</text:span></text:p>
        </text:list-item>
        <text:list-item>
          <text:p text:style-name="P356"><text:span text:style-name="T444">Game Level</text:span></text:p>
        </text:list-item>
        <text:list-item>
          <text:p text:style-name="P356"><text:span text:style-name="T444">Level BG</text:span></text:p>
        </text:list-item>
        <text:list-item>
          <text:p text:style-name="P356"><text:span text:style-name="T444">Tiles</text:span></text:p>
        </text:list-item>
        <text:list-item>
          <text:p text:style-name="P356"><text:span text:style-name="T444">Enemy Info panels</text:span></text:p>
        </text:list-item>
        <text:list-item>
          <text:p text:style-name="P356"><text:span text:style-name="T444">Top Panel</text:span></text:p>
        </text:list-item>
        <text:list-item>
          <text:p text:style-name="P356"><text:span text:style-name="T444">States View</text:span></text:p>
        </text:list-item>
        <text:list-item>
          <text:p text:style-name="P356"><text:span text:style-name="T444">Defender ability bar view</text:span></text:p>
        </text:list-item>
        <text:list-item>
          <text:p text:style-name="P356"><text:span text:style-name="T444">All new ability + passive icons</text:span></text:p>
        </text:list-item>
        <text:list-item>
          <text:p text:style-name="P356"><text:span text:style-name="T444">Ability Info Panel</text:span></text:p>
        </text:list-item>
        <text:list-item>
          <text:p text:style-name="P356"><text:span text:style-name="T444">Items + Item Cards</text:span></text:p>
        </text:list-item>
        <text:list-item>
          <text:p text:style-name="P356"><text:span text:style-name="T444">States + State Cards</text:span></text:p>
        </text:list-item>
      </text:list>
      <text:p text:style-name="P357"><text:span text:style-name="T445"/></text:p>
      <text:p text:style-name="P357"><text:span text:style-name="T445"/></text:p>
      <text:p text:style-name="P357"><text:span text:style-name="T445"/></text:p>
      <text:p text:style-name="P357"><text:span text:style-name="T445"/></text:p>
      <text:p text:style-name="P357"><text:span text:style-name="T445"/></text:p>
      <text:p text:style-name="P357"><text:span text:style-name="T445"/></text:p>
      <text:p text:style-name="P357"><text:span text:style-name="T445"/></text:p>
      <text:p text:style-name="P357"><text:span text:style-name="T445"/></text:p>
      <text:p text:style-name="P357"><text:span text:style-name="T445"/></text:p>
      <text:p text:style-name="P357"><text:span text:style-name="T44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